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TimesNewRomanPSMT" svg:font-family="TimesNewRomanPSMT"/>
    <style:font-face style:name="Menlo-Regular" svg:font-family="Menlo-Regular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49aa" officeooo:paragraph-rsid="000949aa"/>
    </style:style>
    <style:style style:name="P2" style:family="paragraph" style:parent-style-name="Standard">
      <style:text-properties fo:font-size="10pt" fo:font-weight="normal" officeooo:rsid="000949aa" officeooo:paragraph-rsid="000949aa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6pt" fo:font-weight="bold" officeooo:rsid="000949aa" officeooo:paragraph-rsid="000949aa" style:font-size-asian="16pt" style:font-weight-asian="bold" style:font-size-complex="16pt" style:font-weight-complex="bold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tyle="italic" officeooo:rsid="000c6684" officeooo:paragraph-rsid="000e6d05" style:font-style-asian="italic" style:font-style-complex="italic"/>
    </style:style>
    <style:style style:name="P5" style:family="paragraph" style:parent-style-name="Standard">
      <style:text-properties fo:color="#c5000b" fo:font-style="italic" style:font-style-asian="italic" style:font-style-complex="italic"/>
    </style:style>
    <style:style style:name="P6" style:family="paragraph" style:parent-style-name="Standard">
      <style:text-properties fo:color="#c5000b" fo:font-style="italic" officeooo:rsid="000949aa" officeooo:paragraph-rsid="000949aa" style:font-style-asian="italic" style:font-style-complex="italic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c5000b" fo:font-style="italic" officeooo:rsid="001031fe" officeooo:paragraph-rsid="001031fe" style:font-style-asian="italic" style:font-style-complex="italic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c5000b" fo:font-style="italic" officeooo:paragraph-rsid="001031fe" style:font-style-asian="italic" style:font-style-complex="italic"/>
    </style:style>
    <style:style style:name="P9" style:family="paragraph" style:parent-style-name="Standard">
      <style:text-properties fo:color="#c5000b" style:font-name="Liberation Serif" fo:font-style="italic" officeooo:paragraph-rsid="000c6684" style:font-style-asian="italic" style:font-style-complex="italic"/>
    </style:style>
    <style:style style:name="P10" style:family="paragraph" style:parent-style-name="Standard">
      <style:text-properties fo:color="#c5000b" style:font-name="Liberation Serif" officeooo:paragraph-rsid="000bd474"/>
    </style:style>
    <style:style style:name="P11" style:family="paragraph" style:parent-style-name="Standard">
      <style:text-properties fo:color="#3333ff"/>
    </style:style>
    <style:style style:name="P12" style:family="paragraph" style:parent-style-name="Standard">
      <style:text-properties fo:color="#3333ff" officeooo:rsid="000949aa" officeooo:paragraph-rsid="000949aa"/>
    </style:style>
    <style:style style:name="P13" style:family="paragraph" style:parent-style-name="Standard">
      <style:text-properties fo:color="#3333ff" fo:font-size="10pt" style:font-size-asian="10pt" style:font-size-complex="10pt"/>
    </style:style>
    <style:style style:name="P14" style:family="paragraph" style:parent-style-name="Standard">
      <style:text-properties fo:color="#3333ff" fo:font-size="10pt" officeooo:rsid="000949aa" officeooo:paragraph-rsid="000949aa" style:font-size-asian="10pt" style:font-size-complex="10pt"/>
    </style:style>
    <style:style style:name="P15" style:family="paragraph" style:parent-style-name="Standard">
      <style:text-properties fo:color="#3333ff" fo:font-size="10pt" officeooo:rsid="000c6684" officeooo:paragraph-rsid="000c6684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3333ff" fo:font-size="10pt" officeooo:rsid="000c6684" officeooo:paragraph-rsid="000c6684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3333ff" fo:font-size="10pt" style:font-size-asian="10pt" style:font-size-complex="10pt"/>
    </style:style>
    <style:style style:name="P18" style:family="paragraph" style:parent-style-name="Standard">
      <style:text-properties fo:color="#3333ff" fo:font-size="10pt" officeooo:paragraph-rsid="001123f4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3333ff" fo:font-size="10pt" fo:font-style="italic" officeooo:rsid="000c6684" officeooo:paragraph-rsid="000e5fc8" style:font-size-asian="10pt" style:font-style-asian="italic" style:font-size-complex="10pt" style:font-style-complex="italic"/>
    </style:style>
    <style:style style:name="P2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3333ff" fo:font-size="10pt" fo:font-style="normal" officeooo:rsid="000c6684" officeooo:paragraph-rsid="000e6d05" style:font-size-asian="10pt" style:font-style-asian="normal" style:font-size-complex="10pt" style:font-style-complex="normal"/>
    </style:style>
    <style:style style:name="P2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3333ff" style:font-name="Liberation Serif" fo:font-size="12pt" fo:font-style="italic" officeooo:rsid="000c6684" officeooo:paragraph-rsid="000c6684" style:font-size-asian="10.5pt" style:font-style-asian="italic" style:font-size-complex="12pt" style:font-style-complex="italic"/>
    </style:style>
    <style:style style:name="P2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3333ff" fo:font-style="normal" officeooo:rsid="000c6684" officeooo:paragraph-rsid="000e6d05" style:font-style-asian="normal" style:font-style-complex="normal"/>
    </style:style>
    <style:style style:name="P23" style:family="paragraph" style:parent-style-name="Standard">
      <style:text-properties style:use-window-font-color="true" officeooo:rsid="000949aa" officeooo:paragraph-rsid="000949aa"/>
    </style:style>
    <style:style style:name="P24" style:family="paragraph" style:parent-style-name="Standard">
      <style:text-properties style:use-window-font-color="true" fo:font-size="10pt" style:font-size-asian="10pt" style:font-size-complex="10pt"/>
    </style:style>
    <style:style style:name="P25" style:family="paragraph" style:parent-style-name="Standard">
      <style:text-properties style:use-window-font-color="true" officeooo:rsid="000bd474" officeooo:paragraph-rsid="000bd474"/>
    </style:style>
    <style:style style:name="P26" style:family="paragraph" style:parent-style-name="Standard">
      <style:text-properties style:use-window-font-color="true" fo:font-size="16pt" fo:font-weight="bold" officeooo:rsid="000c6684" officeooo:paragraph-rsid="000c6684" style:font-size-asian="16pt" style:font-weight-asian="bold" style:font-size-complex="16pt" style:font-weight-complex="bold"/>
    </style:style>
    <style:style style:name="P2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rsid="000c6684" officeooo:paragraph-rsid="000c6684" style:font-size-asian="10.5pt" style:font-style-asian="italic" style:font-size-complex="12pt" style:font-style-complex="italic"/>
    </style:style>
    <style:style style:name="P2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fo:font-weight="bold" officeooo:rsid="000c6684" officeooo:paragraph-rsid="000c6684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style:use-window-font-color="true" style:font-name="Liberation Serif" fo:font-size="13pt" style:font-size-asian="13pt" style:font-size-complex="13pt"/>
    </style:style>
    <style:style style:name="P3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00c6684" officeooo:paragraph-rsid="000c6684"/>
    </style:style>
    <style:style style:name="P31" style:family="paragraph" style:parent-style-name="Standard">
      <style:text-properties style:font-name="Liberation Serif"/>
    </style:style>
    <style:style style:name="P3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fo:font-size="12pt" officeooo:rsid="000c6684" officeooo:paragraph-rsid="000c6684" style:font-size-asian="12pt" style:font-size-complex="12pt"/>
    </style:style>
    <style:style style:name="P33" style:family="paragraph" style:parent-style-name="Standard">
      <style:text-properties style:font-name="Liberation Serif" fo:font-size="12pt" officeooo:paragraph-rsid="001123f4" style:font-size-asian="12pt" style:font-size-complex="12pt"/>
    </style:style>
    <style:style style:name="P34" style:family="paragraph" style:parent-style-name="Standard">
      <style:text-properties style:font-name="Liberation Serif" fo:font-size="12pt" fo:font-weight="bold" officeooo:rsid="000c6684" officeooo:paragraph-rsid="000c6684" style:font-size-asian="12pt" style:font-weight-asian="bold" style:font-size-complex="12pt" style:font-weight-complex="bold"/>
    </style:style>
    <style:style style:name="P3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fo:font-size="12pt" fo:font-weight="bold" officeooo:rsid="000c6684" officeooo:paragraph-rsid="000c6684" style:font-size-asian="12pt" style:font-weight-asian="bold" style:font-size-complex="12pt" style:font-weight-complex="bold"/>
    </style:style>
    <style:style style:name="P3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erif" fo:font-weight="bold" style:font-weight-asian="bold" style:font-weight-complex="bold"/>
    </style:style>
    <style:style style:name="P3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tyle="normal" officeooo:rsid="001031fe" officeooo:paragraph-rsid="001031fe" style:font-style-asian="normal" style:font-style-complex="normal"/>
    </style:style>
    <style:style style:name="P39" style:family="paragraph" style:parent-style-name="Standard">
      <style:text-properties officeooo:paragraph-rsid="001123f4"/>
    </style:style>
    <style:style style:name="P40" style:family="paragraph" style:parent-style-name="Standard">
      <style:text-properties fo:color="#000000"/>
    </style:style>
    <style:style style:name="P41" style:family="paragraph" style:parent-style-name="Text_20_body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tyle="italic" officeooo:rsid="000c6684" officeooo:paragraph-rsid="000c6684" style:font-style-asian="italic" style:font-style-complex="italic"/>
    </style:style>
    <style:style style:name="P42" style:family="paragraph" style:parent-style-name="Text_20_body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tyle="italic" officeooo:rsid="000c6684" officeooo:paragraph-rsid="000c6684" style:font-style-asian="italic" style:font-style-complex="italic"/>
    </style:style>
    <style:style style:name="P43" style:family="paragraph" style:parent-style-name="Text_20_body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fo:font-size="16pt" fo:font-style="normal" fo:font-weight="bold" officeooo:rsid="000c6684" officeooo:paragraph-rsid="000e6d05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Menlo-Regular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officeooo:rsid="000c6684"/>
    </style:style>
    <style:style style:name="T5" style:family="text">
      <style:text-properties fo:color="#000000" officeooo:rsid="001123f4"/>
    </style:style>
    <style:style style:name="T6" style:family="text">
      <style:text-properties style:font-name="Menlo-Regular"/>
    </style:style>
    <style:style style:name="T7" style:family="text">
      <style:text-properties style:font-name="Menlo-Regular" fo:font-size="11pt" style:font-size-asian="11pt"/>
    </style:style>
    <style:style style:name="T8" style:family="text">
      <style:text-properties style:font-name="Menlo-Regular" fo:font-size="11pt" fo:font-style="normal" officeooo:rsid="000e5fc8" style:font-size-asian="11pt" style:font-style-asian="normal" style:font-style-complex="normal"/>
    </style:style>
    <style:style style:name="T9" style:family="text">
      <style:text-properties style:font-name="Menlo-Regular" officeooo:rsid="000c6684"/>
    </style:style>
    <style:style style:name="T10" style:family="text">
      <style:text-properties style:font-name="Menlo-Regular" officeooo:rsid="00115580"/>
    </style:style>
    <style:style style:name="T11" style:family="text">
      <style:text-properties officeooo:rsid="000bd474"/>
    </style:style>
    <style:style style:name="T12" style:family="text">
      <style:text-properties style:font-name="TimesNewRomanPSMT"/>
    </style:style>
    <style:style style:name="T13" style:family="text">
      <style:text-properties style:font-name="TimesNewRomanPSMT" fo:font-size="12pt"/>
    </style:style>
    <style:style style:name="T14" style:family="text">
      <style:text-properties style:use-window-font-color="true" style:font-name="Liberation Serif" fo:font-size="12pt" fo:font-style="normal" style:text-underline-style="none" style:font-style-asian="normal" style:font-style-complex="normal"/>
    </style:style>
    <style:style style:name="T15" style:family="text">
      <style:text-properties style:use-window-font-color="true" style:font-name="Liberation Serif" fo:font-size="12pt" fo:font-style="normal" style:text-underline-style="none" officeooo:rsid="000d73c3" style:font-style-asian="normal" style:font-style-complex="normal"/>
    </style:style>
    <style:style style:name="T16" style:family="text">
      <style:text-properties style:use-window-font-color="true" style:font-name="Liberation Serif" fo:font-size="12pt" fo:font-style="normal" style:text-underline-style="none" officeooo:rsid="000e3447" style:font-style-asian="normal" style:font-style-complex="normal"/>
    </style:style>
    <style:style style:name="T17" style:family="text">
      <style:text-properties style:use-window-font-color="true" style:font-name="Liberation Serif" fo:font-size="12pt" fo:font-style="normal" fo:font-weight="normal" officeooo:rsid="000e6d05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use-window-font-color="true" style:font-name="TimesNewRomanPSMT" fo:font-size="12pt" fo:font-style="normal" fo:font-weight="normal" officeooo:rsid="000d73c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use-window-font-color="true" style:font-name="TimesNewRomanPSMT" fo:font-size="12pt" fo:font-style="normal" fo:font-weight="normal" officeooo:rsid="000e6d05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fo:font-size="12pt" fo:font-style="normal" style:text-underline-style="none" officeooo:rsid="000e3447" style:font-style-asian="normal" style:font-style-complex="normal"/>
    </style:style>
    <style:style style:name="T21" style:family="text">
      <style:text-properties style:use-window-font-color="true" fo:font-size="12pt" fo:font-style="normal" style:text-underline-style="none" officeooo:rsid="000e5fc8" style:font-style-asian="normal" style:font-style-complex="normal"/>
    </style:style>
    <style:style style:name="T22" style:family="text">
      <style:text-properties style:use-window-font-color="true" fo:font-size="12pt" fo:font-style="normal" style:text-underline-style="none" officeooo:rsid="000d73c3" style:font-style-asian="normal" style:font-style-complex="normal"/>
    </style:style>
    <style:style style:name="T23" style:family="text">
      <style:text-properties style:use-window-font-color="true" fo:font-size="12pt" fo:font-style="normal" style:font-style-asian="normal" style:font-style-complex="normal"/>
    </style:style>
    <style:style style:name="T24" style:family="text">
      <style:text-properties style:use-window-font-color="true" fo:font-size="12pt" fo:font-style="normal" officeooo:rsid="000d73c3" style:font-style-asian="normal" style:font-style-complex="normal"/>
    </style:style>
    <style:style style:name="T25" style:family="text">
      <style:text-properties style:use-window-font-color="true" fo:font-size="12pt" fo:font-style="normal" style:text-underline-style="solid" style:text-underline-width="auto" style:text-underline-color="font-color" officeooo:rsid="000d73c3" style:font-style-asian="normal" style:font-style-complex="normal"/>
    </style:style>
    <style:style style:name="T26" style:family="text">
      <style:text-properties fo:font-style="italic" officeooo:rsid="000bd474" style:font-style-asian="italic" style:font-style-complex="italic"/>
    </style:style>
    <style:style style:name="T27" style:family="text">
      <style:text-properties fo:color="#c5000b" fo:font-style="italic" style:font-style-asian="italic" style:font-style-complex="italic"/>
    </style:style>
    <style:style style:name="T28" style:family="text">
      <style:text-properties fo:color="#c5000b" style:font-name="Liberation Serif" fo:font-size="12pt"/>
    </style:style>
    <style:style style:name="T29" style:family="text">
      <style:text-properties officeooo:rsid="000c6684"/>
    </style:style>
    <style:style style:name="T30" style:family="text">
      <style:text-properties fo:font-size="12pt"/>
    </style:style>
    <style:style style:name="T31" style:family="text">
      <style:text-properties fo:font-size="12pt" fo:font-style="italic" style:font-style-asian="italic" style:font-style-complex="italic"/>
    </style:style>
    <style:style style:name="T32" style:family="text">
      <style:text-properties style:font-name="Menlo-Regular1"/>
    </style:style>
    <style:style style:name="T33" style:family="text">
      <style:text-properties style:font-name="Menlo-Regular1" fo:font-style="normal" style:text-underline-style="none" officeooo:rsid="000e3447" style:font-style-asian="normal" style:font-style-complex="normal"/>
    </style:style>
    <style:style style:name="T34" style:family="text">
      <style:text-properties fo:font-style="normal" officeooo:rsid="000d73c3" style:font-style-asian="normal" style:font-style-complex="normal"/>
    </style:style>
    <style:style style:name="T35" style:family="text">
      <style:text-properties fo:font-style="normal" officeooo:rsid="000e5fc8" style:font-style-asian="normal" style:font-style-complex="normal"/>
    </style:style>
    <style:style style:name="T36" style:family="text">
      <style:text-properties fo:font-style="normal" officeooo:rsid="000e6d05" style:font-style-asian="normal" style:font-style-complex="normal"/>
    </style:style>
    <style:style style:name="T37" style:family="text">
      <style:text-properties fo:color="#3333ff"/>
    </style:style>
    <style:style style:name="T38" style:family="text">
      <style:text-properties officeooo:rsid="001031fe"/>
    </style:style>
    <style:style style:name="T39" style:family="text">
      <style:text-properties officeooo:rsid="001080aa"/>
    </style:style>
    <style:style style:name="T40" style:family="text">
      <style:text-properties officeooo:rsid="001123f4"/>
    </style:style>
    <style:style style:name="T41" style:family="text">
      <style:text-properties officeooo:rsid="001155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Актуально для Mac OSX 10.9.2)</text:p>
      <text:p text:style-name="P1"/>
      <text:p text:style-name="P3">I.</text:p>
      <text:p text:style-name="P6">1. Найти где установлена Java</text:p>
      <text:p text:style-name="P1">При помощи впомогательной комманды в терминале:</text:p>
      <text:p text:style-name="P12">/usr/libexec/java_home</text:p>
      <text:p text:style-name="P1">найдем значение переменной окружения <text:span text:style-name="T11">JAVA_HOME и таким образом найдем, где установлена Java</text:span>:</text:p>
      <text:p text:style-name="P12">/Library/Java/JavaVirtualMachines/jdk1.8.0.jdk/Contents/Home</text:p>
      <text:p text:style-name="P12"/>
      <text:p text:style-name="P6">2. Узнать версию Java</text:p>
      <text:p text:style-name="P23">Полную информацию о версии Java узнаем с помощью комманды:</text:p>
      <text:p text:style-name="P12">java -version</text:p>
      <text:p text:style-name="P23">На машине установлена следующая версия Java:</text:p>
      <text:p text:style-name="P14"><text:span text:style-name="T6">java version "1.8.0"</text:span></text:p>
      <text:p text:style-name="P14"><text:span text:style-name="T6">Java(TM) SE Runtime Environment (build 1.8.0-b132)</text:span></text:p>
      <text:p text:style-name="P14"><text:span text:style-name="T6">Java HotSpot(TM) 64-Bit Server VM (build 25.0-b70, mixed mode)</text:span></text:p>
      <text:p text:style-name="P23">Также есть возможность узнать отдельно и в более сокращенной форме версию компилятора и дизассемблера Java с помощью аналогичных комманд:</text:p>
      <text:p text:style-name="P12">javac -version</text:p>
      <text:p text:style-name="P14"><text:span text:style-name="T6">javac 1.8.0</text:span></text:p>
      <text:p text:style-name="P23">или</text:p>
      <text:p text:style-name="P12">javap -version</text:p>
      <text:p text:style-name="P14"><text:span text:style-name="T6">1.8.0</text:span></text:p>
      <text:p text:style-name="P23"/>
      <text:p text:style-name="P10"><text:span text:style-name="T26">3. </text:span><text:span text:style-name="T31">Узнать значение переменной окружения JAVA_HOME</text:span><text:span text:style-name="T30"> </text:span></text:p>
      <text:p text:style-name="P25">Ответ дан в пункте 1 </text:p>
      <text:p text:style-name="P23"><text:s/></text:p>
      <text:p text:style-name="P23"/>
      <text:p text:style-name="P26">II.</text:p>
      <text:p text:style-name="P9"><text:span text:style-name="T29">1. </text:span><text:span text:style-name="T30">Попытаться откомпилировать примеры из src.zip</text:span></text:p>
      <text:p text:style-name="P34">a) Test1.java</text:p>
      <text:p text:style-name="P15"><text:span text:style-name="T32">Test1.java:6: error: class TestAnother1 is public, should be declared in a file named TestAnother1.java</text:span></text:p>
      <text:p text:style-name="P17"><text:span text:style-name="T6">public class TestAnother1 {</text:span></text:p>
      <text:p text:style-name="P17"><text:span text:style-name="T6"><text:s text:c="7"/>^</text:span></text:p>
      <text:p text:style-name="P17"><text:span text:style-name="T6">1 error</text:span></text:p>
      <text:p text:style-name="P36"><text:span text:style-name="T1">б</text:span><text:span text:style-name="T4">) Test2.java</text:span></text:p>
      <text:p text:style-name="P17"><text:span text:style-name="T9">Test2.java:1: error: class Testing2 is public, should be declared in a file named Testing2.java</text:span></text:p>
      <text:p text:style-name="P17"><text:span text:style-name="T6">public class Testing2 {</text:span></text:p>
      <text:p text:style-name="P17"><text:span text:style-name="T6"><text:s text:c="7"/>^</text:span></text:p>
      <text:p text:style-name="P17"><text:span text:style-name="T6">1 error</text:span></text:p>
      <text:p text:style-name="P35"><text:span text:style-name="T1">в) Test3.java</text:span></text:p>
      <text:p text:style-name="P32"><text:span text:style-name="T1">Компиляция проходит успешно. Но при запуске откомпилированной программы:</text:span></text:p>
      <text:p text:style-name="P16"><text:span text:style-name="T6">Error: Main method not found in class Test3, please define the main method as:</text:span></text:p>
      <text:p text:style-name="P17"><text:span text:style-name="T6"><text:s text:c="3"/>public static void main(String[] args)</text:span></text:p>
      <text:p text:style-name="P17"><text:span text:style-name="T6">or a JavaFX application class must extend javafx.application.Application</text:span></text:p>
      <text:p text:style-name="P35"><text:span text:style-name="T1">г) Test4.java</text:span></text:p>
      <text:p text:style-name="P32"><text:span text:style-name="T1">Компиляция проходит успешно. Но при запуске откомпилированной программы:</text:span></text:p>
      <text:p text:style-name="P16"><text:span text:style-name="T6">Error: Main method is not static in class Test4, please define the main method as:</text:span></text:p>
      <text:p text:style-name="P17"><text:span text:style-name="T6"><text:s text:c="3"/>public static void main(String[] args)</text:span></text:p>
      <text:p text:style-name="P30"><text:span text:style-name="T3"/></text:p>
      <text:p text:style-name="P41"><text:span text:style-name="T28"/></text:p>
      <text:p text:style-name="P41"><text:soft-page-break/><text:span text:style-name="T28">2. Сказать, что в них неправильно и добиться их работоспособности</text:span></text:p>
      <text:p text:style-name="P37"><text:span text:style-name="T23">а) Test1.java</text:span></text:p>
      <text:p text:style-name="P31"><text:span text:style-name="T23">По законам </text:span><text:span text:style-name="T24">Java, мы можем иметь в одном java файле только один публичный класс, и его название должно быть идентично названию самого файла. (Но мы можем создавать сколько угодно </text:span><text:span text:style-name="T25">вложенных</text:span><text:span text:style-name="T22"> публичных классов с произвольными названиями). </text:span></text:p>
      <text:p text:style-name="P31"><text:span text:style-name="T22">Такое ограничение облегчает компилятору нахождение описаний классов, а стало быть, ускоряет его работу. Также, как считается, это улучшает читаемость кода.</text:span></text:p>
      <text:p text:style-name="Standard"><text:span text:style-name="T15">Исправим ошибку, либо просто закомментировав не понравившийся компилятору класс, либо, если все же класс нужно оставить, убрав из его объявления </text:span><text:span text:style-name="T16">public. Программа скомпилируется и запустится в обоих случаях, выведя в консоль:</text:span></text:p>
      <text:p text:style-name="P11"><text:span text:style-name="T7">What's wrong with this program?</text:span></text:p>
      <text:p text:style-name="P19"><text:span text:style-name="T33"/></text:p>
      <text:p text:style-name="P37"><text:span text:style-name="T20">б</text:span><text:span text:style-name="T21">) Test2.java</text:span></text:p>
      <text:p text:style-name="Standard"><text:span text:style-name="T14">Компилятору не понравилось название нашего файла. Причина тому уже описана выше. Для того, чтобы исправить файл, изменим названием публичного класса на Test2. Программа скомпилируется и выведет в консоль:</text:span></text:p>
      <text:p text:style-name="P11"><text:span text:style-name="T7">What's wrong with this program?</text:span></text:p>
      <text:p text:style-name="Standard"/>
      <text:p text:style-name="P28"><text:span text:style-name="T34">в</text:span><text:span text:style-name="T35">) Test3.java</text:span></text:p>
      <text:p text:style-name="P27"><text:span text:style-name="T35">Ошибка кроется в объявлении главного метода, как нам прямолинейно заявила JVM. Если присмотреться, то увидим, что метод main в нашем файле в качестве аргумента принимает строку args, в то время, как должен принимать массив строк. По сути, этот массив – это дополнительные аргументы из коммандной строки, и их может быть сколько угодно.</text:span></text:p>
      <text:p text:style-name="P27"><text:span text:style-name="T35">Чтобы исправить ошибку, в объявлении метода main изменим аргумент (String args) на (String[] args). Программа скомпилируется и выведет уже знакомую фразу:</text:span></text:p>
      <text:p text:style-name="P21"><text:span text:style-name="T8">What's wrong with this program?</text:span></text:p>
      <text:p text:style-name="P27"><text:span text:style-name="T35"/></text:p>
      <text:p text:style-name="P28"><text:span text:style-name="T34">г</text:span><text:span text:style-name="T36">) Test4.java</text:span></text:p>
      <text:p text:style-name="P4"><text:span text:style-name="T17">Неправильно объявлен главный метод</text:span><text:span text:style-name="T18"> – </text:span><text:span text:style-name="T19">упущен ключевой модификатор static. Static позволяет вызывать метод main из класса без необходимости создавать экземпляр класса. Для main() это важно, поскольку этот метод вызывается JVM еще перед созданием любых объектов.</text:span></text:p>
      <text:p text:style-name="P4"><text:span text:style-name="T19">Исправить просто – добавим недостающий модификатор static в его законное место. Компилируем и запускаем:</text:span></text:p>
      <text:p text:style-name="P22"><text:span text:style-name="T7">What's wrong with this program?</text:span></text:p>
      <text:p text:style-name="P4"/>
      <text:p text:style-name="P43">III.</text:p>
      <text:p text:style-name="P7">Создать иерархию папок (…)</text:p>
      <text:p text:style-name="P38">Вся указаная иерархия папок создается при помощи базовых консольных комманд:</text:p>
      <text:p text:style-name="P38"><text:span text:style-name="T37">cd &lt;имя папки&gt;</text:span> - перейти в папку, находящуюся в данной директории (если не указано имя папки, команда переводит в домашнюю директорию</text:p>
      <text:p text:style-name="P38"><text:span text:style-name="T37">ls</text:span> – показать все файлы, находящиеся в данной директории</text:p>
      <text:p text:style-name="P38"><text:span text:style-name="T37">mkdir &lt;имя папки&gt;</text:span> - создать в данной директории папку с указанным именем</text:p>
      <text:p text:style-name="P38">…</text:p>
      <text:p text:style-name="P8"><text:span text:style-name="T38">3. </text:span><text:span text:style-name="T13">Откомпилировать PersonRunner из командной строки так, чтобы файлы *.class писались в папку build/classes</text:span></text:p>
      <text:p text:style-name="P38">Нам нужно указать компилятору папку для сохранения *.class файлов (для этого используем опцию <text:s/>“-d &lt;directory&gt;”, и также нужно указать путь, где компилятор найдет наш класс <text:span text:style-name="T39">Person. Для этого используем опцию “-cp &lt;path&gt;”. Конечное указание для компилятора (находясь в папке Lab_1):</text:span> <text:s/></text:p>
      <text:p text:style-name="P20"><text:span text:style-name="T6">javac -d build/classes -cp src PersonRunner.java</text:span></text:p>
      <text:p text:style-name="P5"><text:soft-page-break/>4. Запустить программу.</text:p>
      <text:p text:style-name="Standard">Для корректного запуска программы указываем <text:span text:style-name="T39">JVM путь, где лежат наши *.class файлы:</text:span></text:p>
      <text:p text:style-name="P13"><text:span text:style-name="T6">java -cp build/classes PersonRunner</text:span></text:p>
      <text:p text:style-name="Standard"/>
      <text:p text:style-name="P5">5. Откомпилировать еще раз с выводом информации о компиляции, посмотреть полученный байт-код</text:p>
      <text:p text:style-name="P33">Для того, чтобы просмотреть информацию о компиляции <text:span text:style-name="T40">(точнее, о том, что делает компилятор), добавим к команде компилятора опцию “-verbose”:</text:span></text:p>
      <text:p text:style-name="P18"><text:span text:style-name="T6">javac -verbose -d build/classes -cp src PersonRunner.java</text:span></text:p>
      <text:p text:style-name="P33"><text:span text:style-name="T40">Затем, чтобы посмотреть полученный байт-код, запустим дизассемблер со следующими опциями:</text:span></text:p>
      <text:p text:style-name="P18"><text:span text:style-name="T6">javap -c -cp build/classes PersonRunner</text:span></text:p>
      <text:p text:style-name="P33"><text:span text:style-name="T1">Опция “-с” очень важна, так как именно она дизассемблирует код класса. Без этой опции </text:span><text:span text:style-name="T5">javap просто покажет нам список методов и переменных класса.</text:span></text:p>
      <text:p text:style-name="P39"><text:span text:style-name="T3"/></text:p>
      <text:p text:style-name="P5">6. Запустить программу с информацией о том, какие грузятся классы</text:p>
      <text:p text:style-name="P40">Чтобы вывести информацию о том, какие грузятся классы, используем опцию “-<text:span text:style-name="T40">verbose:class” при запуске программы:</text:span></text:p>
      <text:p text:style-name="P13"><text:span text:style-name="T6">java -verbose:class -cp build/classes PersonRunner</text:span></text:p>
      <text:p text:style-name="P40"/>
      <text:p text:style-name="Standard"><text:span text:style-name="T27">7. Сгенерировать JavaDoc в папку docs</text:span></text:p>
      <text:p text:style-name="Standard">Сгенерируем <text:span text:style-name="T41">JavaDoc для нашего класса Person. Для этого в консоли пропишем:</text:span></text:p>
      <text:p text:style-name="P13"><text:span text:style-name="T6">javadoc -d docs -author -version src/Person.java</text:span></text:p>
      <text:p text:style-name="P29">“-<text:span text:style-name="T41">d docs” - указываем конечную папку, куда будут помещаться все файлы документации</text:span></text:p>
      <text:p text:style-name="P29"><text:span text:style-name="T41">“-author -version” - опции для отображения в документации информации об авторе и версии (без этих опций отображаться не будут)</text:span></text:p>
      <text:p text:style-name="P24"><text:span text:style-name="T1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TimesNewRomanPSMT" svg:font-family="TimesNewRomanPSMT"/>
    <style:font-face style:name="Menlo-Regular" svg:font-family="Menlo-Regular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9:40:34.837032000</meta:creation-date>
    <dc:date>2014-03-27T14:47:17.701370000</dc:date>
    <meta:editing-duration>PT4H57M53S</meta:editing-duration>
    <meta:editing-cycles>3</meta:editing-cycles>
    <meta:generator>LibreOffice/4.2.2.1$MacOSX_x86 LibreOffice_project/3be8cda0bddd8e430d8cda1ebfd581265cca5a0f</meta:generator>
    <meta:document-statistic meta:table-count="0" meta:image-count="0" meta:object-count="0" meta:page-count="3" meta:paragraph-count="88" meta:word-count="794" meta:character-count="5660" meta:non-whitespace-character-count="4922"/>
  </office:meta>
</office:document-meta>
</file>